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Architecture-related Risks</text:p>
      <text:p text:style-name="Standard">for 5G/6G Security</text:p>
      <text:p text:style-name="Standard">The 5G (and prospective 6G) architecture components and related risks</text:p>
      <text:p text:style-name="Standard">are the following:</text:p>
      <text:p text:style-name="Standard">» Service-Based Architecture (SBA), decomposed, virtualized, and</text:p>
      <text:p text:style-name="Standard">distributed network functions. The independence of network functions</text:p>
      <text:p text:style-name="Standard">from infrastructure poses challenges for network security.</text:p>
      <text:p text:style-name="Standard">» Application Programming Interfaces (API). Poorly encrypted,</text:p>
      <text:p text:style-name="Standard">inadequately secured APIs put network resources at risk of attack.</text:p>
      <text:p text:style-name="Standard">» Private and corporate 5G networks. Such networks, if not adequately</text:p>
      <text:p text:style-name="Standard">protected, can be a source of attacks for the network segments to which</text:p>
      <text:p text:style-name="Standard">they are connected.</text:p>
      <text:p text:style-name="Standard">» Multi-Access Edge Computing (MEC) [19]. Security management</text:p>
      <text:p text:style-name="Standard">becomes difficult in <text:span text:style-name="T2">decentralized information processing</text:span>, such as edge</text:p>
      <text:p text:style-name="Standard">computing, as significant network parts can be attacked anywhere.</text:p>
      <text:p text:style-name="Standard">» Radio Access Network (RAN) and Open-RAN. The <text:span text:style-name="T2">radio segment</text:span> of the</text:p>
      <text:p text:style-name="Standard">mobile communication network is inherently exposed to <text:span text:style-name="T2">attacks related</text:span></text:p>
      <text:p text:style-name="Standard"><text:span text:style-name="T2">to the omnipresent transmission medium</text:span>. The open specification of</text:p>
      <text:p text:style-name="Standard">the radio interface (O-RAN) introduced in the 5G network [1,2] poses a</text:p>
      <text:p text:style-name="Standard">challenge to their security. Inadequately defined and poorly secured</text:p>
      <text:p text:style-name="Standard">O-RAN applications, e.g., in the physical or MAC layer, may be vulnerable</text:p>
      <text:p text:style-name="Standard">to these attacks.</text:p>
      <text:p text:style-name="Standard"/>
      <text:p text:style-name="Standard">The first three 5G security issues are similar to general software architec-</text:p>
      <text:p text:style-name="Standard">ture and applications security problems. The last two strictly address RAN</text:p>
      <text:p text:style-name="Standard">and its novel features, including its openness and intelligence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9T11:44:07.920768546</meta:creation-date>
    <dc:date>2024-03-19T11:47:02.826538379</dc:date>
    <meta:editing-duration>PT2M5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5" meta:word-count="208" meta:character-count="1449" meta:non-whitespace-character-count="1264"/>
  </office:meta>
</office:document-meta>
</file>